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alileo" table:style-name="ta1">
        <table:shapes>
          <draw:frame draw:z-index="0" draw:style-name="gr1" draw:text-style-name="P1" svg:width="8.0362in" svg:height="3.5449in" svg:x="0.1516in" svg:y="4.3815in">
            <draw:object draw:notify-on-update-of-ranges="Galileo.B2:Galileo.B22 Galileo.H2:Galileo.H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ch1</text:p>
          </table:table-cell>
          <table:table-cell office:value-type="string" calcext:value-type="string">
            <text:p>Bench2</text:p>
          </table:table-cell>
          <table:table-cell office:value-type="string" calcext:value-type="string">
            <text:p>Bench3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ergy_mW_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table:number-columns-repeated="3" office:value-type="float" office:value="413" calcext:value-type="float">
            <text:p>413</text:p>
          </table:table-cell>
          <table:table-cell table:formula="of:=MEDIAN([.C2:.E2])" office:value-type="float" office:value="413" calcext:value-type="float">
            <text:p>413</text:p>
          </table:table-cell>
          <table:table-cell office:value-type="float" office:value="129147" calcext:value-type="float">
            <text:p>129147</text:p>
          </table:table-cell>
          <table:table-cell table:formula="of:=(([.F2]/1000*6.36)/1000)/(3600/[.G2]/1000)" office:value-type="float" office:value="94.2299561" calcext:value-type="float">
            <text:p>94.22995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l_0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float" office:value="409" calcext:value-type="float">
            <text:p>409</text:p>
          </table:table-cell>
          <table:table-cell table:formula="of:=MEDIAN([.C3:.E3])" office:value-type="float" office:value="410" calcext:value-type="float">
            <text:p>410</text:p>
          </table:table-cell>
          <table:table-cell office:value-type="float" office:value="145291" calcext:value-type="float">
            <text:p>145291</text:p>
          </table:table-cell>
          <table:table-cell table:formula="of:=(([.F3]/1000*6.36)/1000)/(3600/[.G3]/1000)" office:value-type="float" office:value="105.239114333333" calcext:value-type="float">
            <text:p>105.239114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l_32</text:p>
          </table:table-cell>
          <table:table-cell table:number-columns-repeated="3" office:value-type="float" office:value="408" calcext:value-type="float">
            <text:p>408</text:p>
          </table:table-cell>
          <table:table-cell table:formula="of:=MEDIAN([.C4:.E4])" office:value-type="float" office:value="408" calcext:value-type="float">
            <text:p>408</text:p>
          </table:table-cell>
          <table:table-cell office:value-type="float" office:value="145291" calcext:value-type="float">
            <text:p>145291</text:p>
          </table:table-cell>
          <table:table-cell table:formula="of:=(([.F4]/1000*6.36)/1000)/(3600/[.G4]/1000)" office:value-type="float" office:value="104.7257528" calcext:value-type="float">
            <text:p>104.72575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_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1" calcext:value-type="float">
            <text:p>411</text:p>
          </table:table-cell>
          <table:table-cell table:formula="of:=MEDIAN([.C5:.E5])" office:value-type="float" office:value="411" calcext:value-type="float">
            <text:p>411</text:p>
          </table:table-cell>
          <table:table-cell office:value-type="float" office:value="145291" calcext:value-type="float">
            <text:p>145291</text:p>
          </table:table-cell>
          <table:table-cell table:formula="of:=(([.F5]/1000*6.36)/1000)/(3600/[.G5]/1000)" office:value-type="float" office:value="105.4957951" calcext:value-type="float">
            <text:p>105.49579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d_32</text:p>
          </table:table-cell>
          <table:table-cell table:number-columns-repeated="3" office:value-type="float" office:value="408" calcext:value-type="float">
            <text:p>408</text:p>
          </table:table-cell>
          <table:table-cell table:formula="of:=MEDIAN([.C6:.E6])" office:value-type="float" office:value="408" calcext:value-type="float">
            <text:p>408</text:p>
          </table:table-cell>
          <table:table-cell office:value-type="float" office:value="145291" calcext:value-type="float">
            <text:p>145291</text:p>
          </table:table-cell>
          <table:table-cell table:formula="of:=(([.F6]/1000*6.36)/1000)/(3600/[.G6]/1000)" office:value-type="float" office:value="104.7257528" calcext:value-type="float">
            <text:p>104.72575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or_0</text:p>
          </table:table-cell>
          <table:table-cell table:number-columns-repeated="3" office:value-type="float" office:value="411" calcext:value-type="float">
            <text:p>411</text:p>
          </table:table-cell>
          <table:table-cell table:formula="of:=MEDIAN([.C7:.E7])" office:value-type="float" office:value="411" calcext:value-type="float">
            <text:p>411</text:p>
          </table:table-cell>
          <table:table-cell office:value-type="float" office:value="145291" calcext:value-type="float">
            <text:p>145291</text:p>
          </table:table-cell>
          <table:table-cell table:formula="of:=(([.F7]/1000*6.36)/1000)/(3600/[.G7]/1000)" office:value-type="float" office:value="105.4957951" calcext:value-type="float">
            <text:p>105.49579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p_nop</text:p>
          </table:table-cell>
          <table:table-cell table:number-columns-repeated="3" office:value-type="float" office:value="411" calcext:value-type="float">
            <text:p>411</text:p>
          </table:table-cell>
          <table:table-cell table:formula="of:=MEDIAN([.C8:.E8])" office:value-type="float" office:value="411" calcext:value-type="float">
            <text:p>411</text:p>
          </table:table-cell>
          <table:table-cell office:value-type="float" office:value="145292" calcext:value-type="float">
            <text:p>145292</text:p>
          </table:table-cell>
          <table:table-cell table:formula="of:=(([.F8]/1000*6.36)/1000)/(3600/[.G8]/1000)" office:value-type="float" office:value="105.4965212" calcext:value-type="float">
            <text:p>105.49652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bl_0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table:formula="of:=MEDIAN([.C9:.E9])" office:value-type="float" office:value="408" calcext:value-type="float">
            <text:p>408</text:p>
          </table:table-cell>
          <table:table-cell office:value-type="float" office:value="145292" calcext:value-type="float">
            <text:p>145292</text:p>
          </table:table-cell>
          <table:table-cell table:formula="of:=(([.F9]/1000*6.36)/1000)/(3600/[.G9]/1000)" office:value-type="float" office:value="104.7264736" calcext:value-type="float">
            <text:p>104.72647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c_8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1" calcext:value-type="float">
            <text:p>411</text:p>
          </table:table-cell>
          <table:table-cell table:formula="of:=MEDIAN([.C10:.E10])" office:value-type="float" office:value="411" calcext:value-type="float">
            <text:p>411</text:p>
          </table:table-cell>
          <table:table-cell office:value-type="float" office:value="145292" calcext:value-type="float">
            <text:p>145292</text:p>
          </table:table-cell>
          <table:table-cell table:formula="of:=(([.F10]/1000*6.36)/1000)/(3600/[.G10]/1000)" office:value-type="float" office:value="105.4965212" calcext:value-type="float">
            <text:p>105.49652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or_32</text:p>
          </table:table-cell>
          <table:table-cell table:number-columns-repeated="3" office:value-type="float" office:value="410" calcext:value-type="float">
            <text:p>410</text:p>
          </table:table-cell>
          <table:table-cell table:formula="of:=MEDIAN([.C11:.E11])" office:value-type="float" office:value="410" calcext:value-type="float">
            <text:p>410</text:p>
          </table:table-cell>
          <table:table-cell office:value-type="float" office:value="161355" calcext:value-type="float">
            <text:p>161355</text:p>
          </table:table-cell>
          <table:table-cell table:formula="of:=(([.F11]/1000*6.36)/1000)/(3600/[.G11]/1000)" office:value-type="float" office:value="116.874805" calcext:value-type="float">
            <text:p>116.8748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r_32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410" calcext:value-type="float">
            <text:p>410</text:p>
          </table:table-cell>
          <table:table-cell table:formula="of:=MEDIAN([.C12:.E12])" office:value-type="float" office:value="410" calcext:value-type="float">
            <text:p>410</text:p>
          </table:table-cell>
          <table:table-cell office:value-type="float" office:value="161434" calcext:value-type="float">
            <text:p>161434</text:p>
          </table:table-cell>
          <table:table-cell table:formula="of:=(([.F12]/1000*6.36)/1000)/(3600/[.G12]/1000)" office:value-type="float" office:value="116.932027333333" calcext:value-type="float">
            <text:p>116.932027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p_nop_nop</text:p>
          </table:table-cell>
          <table:table-cell table:number-columns-repeated="3" office:value-type="float" office:value="410" calcext:value-type="float">
            <text:p>410</text:p>
          </table:table-cell>
          <table:table-cell table:formula="of:=MEDIAN([.C13:.E13])" office:value-type="float" office:value="410" calcext:value-type="float">
            <text:p>410</text:p>
          </table:table-cell>
          <table:table-cell office:value-type="float" office:value="161435" calcext:value-type="float">
            <text:p>161435</text:p>
          </table:table-cell>
          <table:table-cell table:formula="of:=(([.F13]/1000*6.36)/1000)/(3600/[.G13]/1000)" office:value-type="float" office:value="116.932751666667" calcext:value-type="float">
            <text:p>116.932751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bl_32</text:p>
          </table:table-cell>
          <table:table-cell table:number-columns-repeated="3" office:value-type="float" office:value="411" calcext:value-type="float">
            <text:p>411</text:p>
          </table:table-cell>
          <table:table-cell table:formula="of:=MEDIAN([.C14:.E14])" office:value-type="float" office:value="411" calcext:value-type="float">
            <text:p>411</text:p>
          </table:table-cell>
          <table:table-cell office:value-type="float" office:value="161435" calcext:value-type="float">
            <text:p>161435</text:p>
          </table:table-cell>
          <table:table-cell table:formula="of:=(([.F14]/1000*6.36)/1000)/(3600/[.G14]/1000)" office:value-type="float" office:value="117.2179535" calcext:value-type="float">
            <text:p>117.21795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c_8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0" calcext:value-type="float">
            <text:p>410</text:p>
          </table:table-cell>
          <table:table-cell table:formula="of:=MEDIAN([.C15:.E15])" office:value-type="float" office:value="410" calcext:value-type="float">
            <text:p>410</text:p>
          </table:table-cell>
          <table:table-cell office:value-type="float" office:value="161435" calcext:value-type="float">
            <text:p>161435</text:p>
          </table:table-cell>
          <table:table-cell table:formula="of:=(([.F15]/1000*6.36)/1000)/(3600/[.G15]/1000)" office:value-type="float" office:value="116.932751666667" calcext:value-type="float">
            <text:p>116.932751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_0</text:p>
          </table:table-cell>
          <table:table-cell table:number-columns-repeated="3" office:value-type="float" office:value="412" calcext:value-type="float">
            <text:p>412</text:p>
          </table:table-cell>
          <table:table-cell table:formula="of:=MEDIAN([.C16:.E16])" office:value-type="float" office:value="412" calcext:value-type="float">
            <text:p>412</text:p>
          </table:table-cell>
          <table:table-cell office:value-type="float" office:value="161436" calcext:value-type="float">
            <text:p>161436</text:p>
          </table:table-cell>
          <table:table-cell table:formula="of:=(([.F16]/1000*6.36)/1000)/(3600/[.G16]/1000)" office:value-type="float" office:value="117.5038832" calcext:value-type="float">
            <text:p>117.50388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hr_0</text:p>
          </table:table-cell>
          <table:table-cell table:number-columns-repeated="2" office:value-type="float" office:value="407" calcext:value-type="float">
            <text:p>407</text:p>
          </table:table-cell>
          <table:table-cell office:value-type="float" office:value="406" calcext:value-type="float">
            <text:p>406</text:p>
          </table:table-cell>
          <table:table-cell table:formula="of:=MEDIAN([.C17:.E17])" office:value-type="float" office:value="407" calcext:value-type="float">
            <text:p>407</text:p>
          </table:table-cell>
          <table:table-cell office:value-type="float" office:value="177578" calcext:value-type="float">
            <text:p>177578</text:p>
          </table:table-cell>
          <table:table-cell table:formula="of:=(([.F17]/1000*6.36)/1000)/(3600/[.G17]/1000)" office:value-type="float" office:value="127.684501266667" calcext:value-type="float">
            <text:p>127.6845012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r_32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410" calcext:value-type="float">
            <text:p>410</text:p>
          </table:table-cell>
          <table:table-cell table:formula="of:=MEDIAN([.C18:.E18])" office:value-type="float" office:value="410" calcext:value-type="float">
            <text:p>410</text:p>
          </table:table-cell>
          <table:table-cell office:value-type="float" office:value="177578" calcext:value-type="float">
            <text:p>177578</text:p>
          </table:table-cell>
          <table:table-cell table:formula="of:=(([.F18]/1000*6.36)/1000)/(3600/[.G18]/1000)" office:value-type="float" office:value="128.625664666667" calcext:value-type="float">
            <text:p>128.625664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hl_0</text:p>
          </table:table-cell>
          <table:table-cell table:number-columns-repeated="3" office:value-type="float" office:value="410" calcext:value-type="float">
            <text:p>410</text:p>
          </table:table-cell>
          <table:table-cell table:formula="of:=MEDIAN([.C19:.E19])" office:value-type="float" office:value="410" calcext:value-type="float">
            <text:p>410</text:p>
          </table:table-cell>
          <table:table-cell office:value-type="float" office:value="177578" calcext:value-type="float">
            <text:p>177578</text:p>
          </table:table-cell>
          <table:table-cell table:formula="of:=(([.F19]/1000*6.36)/1000)/(3600/[.G19]/1000)" office:value-type="float" office:value="128.625664666667" calcext:value-type="float">
            <text:p>128.625664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hl_32</text:p>
          </table:table-cell>
          <table:table-cell table:number-columns-repeated="3" office:value-type="float" office:value="409" calcext:value-type="float">
            <text:p>409</text:p>
          </table:table-cell>
          <table:table-cell table:formula="of:=MEDIAN([.C20:.E20])" office:value-type="float" office:value="409" calcext:value-type="float">
            <text:p>409</text:p>
          </table:table-cell>
          <table:table-cell office:value-type="float" office:value="209866" calcext:value-type="float">
            <text:p>209866</text:p>
          </table:table-cell>
          <table:table-cell table:formula="of:=(([.F20]/1000*6.36)/1000)/(3600/[.G20]/1000)" office:value-type="float" office:value="151.642176066667" calcext:value-type="float">
            <text:p>151.6421760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ull_0</text:p>
          </table:table-cell>
          <table:table-cell table:number-columns-repeated="3" office:value-type="float" office:value="407" calcext:value-type="float">
            <text:p>407</text:p>
          </table:table-cell>
          <table:table-cell table:formula="of:=MEDIAN([.C21:.E21])" office:value-type="float" office:value="407" calcext:value-type="float">
            <text:p>407</text:p>
          </table:table-cell>
          <table:table-cell office:value-type="float" office:value="226008" calcext:value-type="float">
            <text:p>226008</text:p>
          </table:table-cell>
          <table:table-cell table:formula="of:=(([.F21]/1000*6.36)/1000)/(3600/[.G21]/1000)" office:value-type="float" office:value="162.5072856" calcext:value-type="float">
            <text:p>162.50728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ull_32</text:p>
          </table:table-cell>
          <table:table-cell table:number-columns-repeated="3" office:value-type="float" office:value="407" calcext:value-type="float">
            <text:p>407</text:p>
          </table:table-cell>
          <table:table-cell table:formula="of:=MEDIAN([.C22:.E22])" office:value-type="float" office:value="407" calcext:value-type="float">
            <text:p>407</text:p>
          </table:table-cell>
          <table:table-cell office:value-type="float" office:value="226008" calcext:value-type="float">
            <text:p>226008</text:p>
          </table:table-cell>
          <table:table-cell table:formula="of:=(([.F22]/1000*6.36)/1000)/(3600/[.G22]/1000)" office:value-type="float" office:value="162.5072856" calcext:value-type="float">
            <text:p>162.5072856</text:p>
          </table:table-cell>
        </table:table-row>
      </table:table>
      <table:named-expressions/>
      <table:database-ranges>
        <table:database-range table:name="__Anonymous_Sheet_DB__0" table:target-range-address="Galileo.B1:Galileo.H2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Riolo</meta:initial-creator>
    <meta:creation-date>2016-06-06T02:19:04.980833076</meta:creation-date>
    <dc:date>2016-06-06T04:21:10.390783922</dc:date>
    <dc:creator>Samuel Riolo</dc:creator>
    <meta:editing-duration>PT1H46M50S</meta:editing-duration>
    <meta:editing-cycles>9</meta:editing-cycles>
    <meta:generator>LibreOffice/4.2.8.2$Linux_X86_64 LibreOffice_project/420m0$Build-2</meta:generator>
    <meta:document-statistic meta:table-count="1" meta:cell-count="1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413cm" svg:height="9.005cm" xlink:href=".." xlink:type="simple" chart:class="chart:bar" chart:style-name="ch1">
        <chart:legend chart:legend-position="end" svg:x="18.15cm" svg:y="4.203cm" style:legend-expansion="high" chart:style-name="ch2"/>
        <chart:plot-area chart:style-name="ch3" table:cell-range-address="Galileo.B2:Galileo.B22 Galileo.H2:Galileo.H22" chart:data-source-has-labels="column" svg:x="0.408cm" svg:y="0.18cm" svg:width="17.334cm" svg:height="8.645cm">
          <chartooo:coordinate-region svg:x="1.215cm" svg:y="0.379cm" svg:width="16.527cm" svg:height="7cm"/>
          <chart:axis chart:dimension="x" chart:name="primary-x" chart:style-name="ch4" chartooo:axis-type="auto">
            <chartooo:date-scale/>
            <chart:categories table:cell-range-address="Galileo.B2:Galile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alileo.H2:Galileo.H22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nop</text:p>
                <draw:g>
                  <svg:desc>Galileo.B2:Galileo.B22</svg:desc>
                </draw:g>
              </table:table-cell>
              <table:table-cell office:value-type="float" office:value="94.2299561">
                <text:p>94.2299561</text:p>
                <draw:g>
                  <svg:desc>Galileo.H2:Galileo.H22</svg:desc>
                </draw:g>
              </table:table-cell>
            </table:table-row>
            <table:table-row>
              <table:table-cell office:value-type="string">
                <text:p>addl_0</text:p>
              </table:table-cell>
              <table:table-cell office:value-type="float" office:value="105.239114333333">
                <text:p>105.239114333333</text:p>
              </table:table-cell>
            </table:table-row>
            <table:table-row>
              <table:table-cell office:value-type="string">
                <text:p>addl_32</text:p>
              </table:table-cell>
              <table:table-cell office:value-type="float" office:value="104.7257528">
                <text:p>104.7257528</text:p>
              </table:table-cell>
            </table:table-row>
            <table:table-row>
              <table:table-cell office:value-type="string">
                <text:p>and_0</text:p>
              </table:table-cell>
              <table:table-cell office:value-type="float" office:value="105.4957951">
                <text:p>105.4957951</text:p>
              </table:table-cell>
            </table:table-row>
            <table:table-row>
              <table:table-cell office:value-type="string">
                <text:p>and_32</text:p>
              </table:table-cell>
              <table:table-cell office:value-type="float" office:value="104.7257528">
                <text:p>104.7257528</text:p>
              </table:table-cell>
            </table:table-row>
            <table:table-row>
              <table:table-cell office:value-type="string">
                <text:p>xor_0</text:p>
              </table:table-cell>
              <table:table-cell office:value-type="float" office:value="105.4957951">
                <text:p>105.4957951</text:p>
              </table:table-cell>
            </table:table-row>
            <table:table-row>
              <table:table-cell office:value-type="string">
                <text:p>nop_nop</text:p>
              </table:table-cell>
              <table:table-cell office:value-type="float" office:value="105.4965212">
                <text:p>105.4965212</text:p>
              </table:table-cell>
            </table:table-row>
            <table:table-row>
              <table:table-cell office:value-type="string">
                <text:p>subl_0</text:p>
              </table:table-cell>
              <table:table-cell office:value-type="float" office:value="104.7264736">
                <text:p>104.7264736</text:p>
              </table:table-cell>
            </table:table-row>
            <table:table-row>
              <table:table-cell office:value-type="string">
                <text:p>inc_8</text:p>
              </table:table-cell>
              <table:table-cell office:value-type="float" office:value="105.4965212">
                <text:p>105.4965212</text:p>
              </table:table-cell>
            </table:table-row>
            <table:table-row>
              <table:table-cell office:value-type="string">
                <text:p>xor_32</text:p>
              </table:table-cell>
              <table:table-cell office:value-type="float" office:value="116.874805">
                <text:p>116.874805</text:p>
              </table:table-cell>
            </table:table-row>
            <table:table-row>
              <table:table-cell office:value-type="string">
                <text:p>or_32</text:p>
              </table:table-cell>
              <table:table-cell office:value-type="float" office:value="116.932027333333">
                <text:p>116.932027333333</text:p>
              </table:table-cell>
            </table:table-row>
            <table:table-row>
              <table:table-cell office:value-type="string">
                <text:p>nop_nop_nop</text:p>
              </table:table-cell>
              <table:table-cell office:value-type="float" office:value="116.932751666667">
                <text:p>116.932751666667</text:p>
              </table:table-cell>
            </table:table-row>
            <table:table-row>
              <table:table-cell office:value-type="string">
                <text:p>subl_32</text:p>
              </table:table-cell>
              <table:table-cell office:value-type="float" office:value="117.2179535">
                <text:p>117.2179535</text:p>
              </table:table-cell>
            </table:table-row>
            <table:table-row>
              <table:table-cell office:value-type="string">
                <text:p>dec_8</text:p>
              </table:table-cell>
              <table:table-cell office:value-type="float" office:value="116.932751666667">
                <text:p>116.932751666667</text:p>
              </table:table-cell>
            </table:table-row>
            <table:table-row>
              <table:table-cell office:value-type="string">
                <text:p>or_0</text:p>
              </table:table-cell>
              <table:table-cell office:value-type="float" office:value="117.5038832">
                <text:p>117.5038832</text:p>
              </table:table-cell>
            </table:table-row>
            <table:table-row>
              <table:table-cell office:value-type="string">
                <text:p>shr_0</text:p>
              </table:table-cell>
              <table:table-cell office:value-type="float" office:value="127.684501266667">
                <text:p>127.684501266667</text:p>
              </table:table-cell>
            </table:table-row>
            <table:table-row>
              <table:table-cell office:value-type="string">
                <text:p>shr_32</text:p>
              </table:table-cell>
              <table:table-cell office:value-type="float" office:value="128.625664666667">
                <text:p>128.625664666667</text:p>
              </table:table-cell>
            </table:table-row>
            <table:table-row>
              <table:table-cell office:value-type="string">
                <text:p>shl_0</text:p>
              </table:table-cell>
              <table:table-cell office:value-type="float" office:value="128.625664666667">
                <text:p>128.625664666667</text:p>
              </table:table-cell>
            </table:table-row>
            <table:table-row>
              <table:table-cell office:value-type="string">
                <text:p>shl_32</text:p>
              </table:table-cell>
              <table:table-cell office:value-type="float" office:value="151.642176066667">
                <text:p>151.642176066667</text:p>
              </table:table-cell>
            </table:table-row>
            <table:table-row>
              <table:table-cell office:value-type="string">
                <text:p>imull_0</text:p>
              </table:table-cell>
              <table:table-cell office:value-type="float" office:value="162.5072856">
                <text:p>162.5072856</text:p>
              </table:table-cell>
            </table:table-row>
            <table:table-row>
              <table:table-cell office:value-type="string">
                <text:p>imull_32</text:p>
              </table:table-cell>
              <table:table-cell office:value-type="float" office:value="162.5072856">
                <text:p>162.50728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